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8000000F161484D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withoutfill">
      <style:graphic-properties svg:stroke-width="0.05cm" svg:stroke-color="#ff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color="#ff3333" draw:fill="solid" draw:fill-color="#ff3333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ff3333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3333" style:font-name="DejaVu Sans Mono" fo:font-size="10pt" style:font-size-asian="10pt" style:font-size-complex="10pt"/>
    </style:style>
    <style:style style:name="T1" style:family="text">
      <style:text-properties fo:color="#ff3333" style:font-name="DejaVu Sans Mono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4cm" svg:height="4.39cm" svg:x="4.07cm" svg:y="3.22cm">
          <draw:image xlink:href="Pictures/1000020100000188000000F161484D61.png" xlink:type="simple" xlink:show="embed" xlink:actuate="onLoad">
            <text:p/>
          </draw:image>
        </draw:frame>
        <draw:polyline draw:style-name="gr2" draw:text-style-name="P1" draw:layer="layout" svg:width="2.049cm" svg:height="0.586cm" draw:transform="rotate (0.0996583002888762) translate (5.34159004176988cm 3.01583933953387cm)" svg:viewBox="0 0 2050 587" draw:points="0,587 109,498 159,0 2050,189 2010,587">
          <text:p/>
        </draw:polyline>
        <draw:custom-shape draw:style-name="gr3" draw:text-style-name="P1" draw:layer="layout" svg:width="0.2cm" svg:height="0.2cm" svg:x="5.3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cm" svg:height="0.2cm" svg:x="7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56cm" svg:height="0.666cm" svg:x="4.04cm" svg:y="2.6cm">
          <draw:text-box>
            <text:p><text:span text:style-name="T1">P9_42</text:span></text:p>
          </draw:text-box>
        </draw:frame>
        <draw:frame draw:style-name="gr4" draw:text-style-name="P2" draw:layer="layout" svg:width="1.56cm" svg:height="0.666cm" svg:x="7.3cm" svg:y="2.6cm">
          <draw:text-box>
            <text:p><text:span text:style-name="T1">P9_2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Mono" svg:font-family="'DejaVu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9T15:44:02.371770127</meta:creation-date>
    <dc:date>2014-10-19T22:15:02.309917172</dc:date>
    <meta:editing-duration>PT45M20S</meta:editing-duration>
    <meta:editing-cycles>10</meta:editing-cycles>
    <meta:generator>LibreOffice/4.2.6.3$Linux_X86_64 LibreOffice_project/420m0$Build-3</meta:generator>
    <meta:document-statistic meta:object-count="6"/>
  </office:meta>
</office:document-meta>
</file>